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 style:data-style-name="N113"/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Dec 5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Mocap</text:p>
          </table:table-cell>
          <table:table-cell table:style-name="ce1" table:number-columns-repeated="2"/>
          <table:table-cell table:style-name="ce2" office:value-type="string" calcext:value-type="string">
            <text:p>Drone</text:p>
          </table:table-cell>
          <table:table-cell table:style-name="ce2" table:number-columns-repeated="2"/>
          <table:table-cell table:style-name="ce4" office:value-type="string" calcext:value-type="string">
            <text:p>Error</text:p>
          </table:table-cell>
          <table:table-cell table:style-name="ce4" table:number-columns-repeated="2"/>
          <table:table-cell table:style-name="ce5" office:value-type="string" calcext:value-type="string">
            <text:p>Error ABS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509" calcext:value-type="float">
            <text:p>0.08509</text:p>
          </table:table-cell>
          <table:table-cell office:value-type="float" office:value="0.793492" calcext:value-type="float">
            <text:p>0.793492</text:p>
          </table:table-cell>
          <table:table-cell office:value-type="float" office:value="0.080621" calcext:value-type="float">
            <text:p>0.080621</text:p>
          </table:table-cell>
          <table:table-cell office:value-type="float" office:value="0.098838550313141" calcext:value-type="float">
            <text:p>0.098838550313141</text:p>
          </table:table-cell>
          <table:table-cell office:value-type="float" office:value="0.792959852899985" calcext:value-type="float">
            <text:p>0.792959852899985</text:p>
          </table:table-cell>
          <table:table-cell/>
          <table:table-cell table:formula="of:=[.B3]-[.E3]" office:value-type="float" office:value="-0.013748550313141" calcext:value-type="float">
            <text:p>-0.013748550313141</text:p>
          </table:table-cell>
          <table:table-cell table:formula="of:=[.C3]-[.F3]" office:value-type="float" office:value="0.000532147100014924" calcext:value-type="float">
            <text:p>0.000532147100015</text:p>
          </table:table-cell>
          <table:table-cell/>
          <table:table-cell office:value-type="float" office:value="0.013748550313141" calcext:value-type="float">
            <text:p>0.013748550313141</text:p>
          </table:table-cell>
          <table:table-cell office:value-type="float" office:value="0.000532147100015" calcext:value-type="float">
            <text:p>0.0005321471000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4952" calcext:value-type="float">
            <text:p>-0.44952</text:p>
          </table:table-cell>
          <table:table-cell office:value-type="float" office:value="0.59209" calcext:value-type="float">
            <text:p>0.59209</text:p>
          </table:table-cell>
          <table:table-cell office:value-type="float" office:value="0.075011" calcext:value-type="float">
            <text:p>0.075011</text:p>
          </table:table-cell>
          <table:table-cell office:value-type="float" office:value="-0.424979254073227" calcext:value-type="float">
            <text:p>-0.424979254073227</text:p>
          </table:table-cell>
          <table:table-cell office:value-type="float" office:value="0.566948103250817" calcext:value-type="float">
            <text:p>0.566948103250817</text:p>
          </table:table-cell>
          <table:table-cell/>
          <table:table-cell table:formula="of:=[.B4]-[.E4]" office:value-type="float" office:value="-0.024540745926773" calcext:value-type="float">
            <text:p>-0.024540745926773</text:p>
          </table:table-cell>
          <table:table-cell table:formula="of:=[.C4]-[.F4]" office:value-type="float" office:value="0.025141896749183" calcext:value-type="float">
            <text:p>0.025141896749183</text:p>
          </table:table-cell>
          <table:table-cell/>
          <table:table-cell office:value-type="float" office:value="0.024540745926773" calcext:value-type="float">
            <text:p>0.024540745926773</text:p>
          </table:table-cell>
          <table:table-cell office:value-type="float" office:value="0.025141896749183" calcext:value-type="float">
            <text:p>0.02514189674918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81109" calcext:value-type="float">
            <text:p>-0.381109</text:p>
          </table:table-cell>
          <table:table-cell office:value-type="float" office:value="0.181969" calcext:value-type="float">
            <text:p>0.181969</text:p>
          </table:table-cell>
          <table:table-cell office:value-type="float" office:value="0.071548" calcext:value-type="float">
            <text:p>0.071548</text:p>
          </table:table-cell>
          <table:table-cell office:value-type="float" office:value="-0.380064586687205" calcext:value-type="float">
            <text:p>-0.380064586687205</text:p>
          </table:table-cell>
          <table:table-cell office:value-type="float" office:value="0.159663532070177" calcext:value-type="float">
            <text:p>0.159663532070177</text:p>
          </table:table-cell>
          <table:table-cell/>
          <table:table-cell table:formula="of:=[.B5]-[.E5]" office:value-type="float" office:value="-0.00104441331279492" calcext:value-type="float">
            <text:p>-0.001044413312795</text:p>
          </table:table-cell>
          <table:table-cell table:formula="of:=[.C5]-[.F5]" office:value-type="float" office:value="0.022305467929823" calcext:value-type="float">
            <text:p>0.022305467929823</text:p>
          </table:table-cell>
          <table:table-cell/>
          <table:table-cell office:value-type="float" office:value="0.001044413312795" calcext:value-type="float">
            <text:p>0.001044413312795</text:p>
          </table:table-cell>
          <table:table-cell office:value-type="float" office:value="0.022305467929823" calcext:value-type="float">
            <text:p>0.0223054679298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529921" calcext:value-type="float">
            <text:p>-0.529921</text:p>
          </table:table-cell>
          <table:table-cell office:value-type="float" office:value="0.363792" calcext:value-type="float">
            <text:p>0.363792</text:p>
          </table:table-cell>
          <table:table-cell office:value-type="float" office:value="0.068833" calcext:value-type="float">
            <text:p>0.068833</text:p>
          </table:table-cell>
          <table:table-cell office:value-type="float" office:value="-0.515557905851017" calcext:value-type="float">
            <text:p>-0.515557905851017</text:p>
          </table:table-cell>
          <table:table-cell office:value-type="float" office:value="0.313521603451468" calcext:value-type="float">
            <text:p>0.313521603451468</text:p>
          </table:table-cell>
          <table:table-cell/>
          <table:table-cell table:formula="of:=[.B6]-[.E6]" office:value-type="float" office:value="-0.014363094148983" calcext:value-type="float">
            <text:p>-0.014363094148983</text:p>
          </table:table-cell>
          <table:table-cell table:formula="of:=[.C6]-[.F6]" office:value-type="float" office:value="0.050270396548532" calcext:value-type="float">
            <text:p>0.050270396548532</text:p>
          </table:table-cell>
          <table:table-cell/>
          <table:table-cell office:value-type="float" office:value="0.014363094148983" calcext:value-type="float">
            <text:p>0.014363094148983</text:p>
          </table:table-cell>
          <table:table-cell office:value-type="float" office:value="0.050270396548532" calcext:value-type="float">
            <text:p>0.0502703965485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29921" calcext:value-type="float">
            <text:p>-0.529921</text:p>
          </table:table-cell>
          <table:table-cell office:value-type="float" office:value="0.363792" calcext:value-type="float">
            <text:p>0.363792</text:p>
          </table:table-cell>
          <table:table-cell office:value-type="float" office:value="0.068833" calcext:value-type="float">
            <text:p>0.068833</text:p>
          </table:table-cell>
          <table:table-cell office:value-type="float" office:value="-0.534030575524104" calcext:value-type="float">
            <text:p>-0.534030575524104</text:p>
          </table:table-cell>
          <table:table-cell office:value-type="float" office:value="0.315722175670703" calcext:value-type="float">
            <text:p>0.315722175670703</text:p>
          </table:table-cell>
          <table:table-cell/>
          <table:table-cell table:formula="of:=[.B7]-[.E7]" office:value-type="float" office:value="0.00410957552410407" calcext:value-type="float">
            <text:p>0.004109575524104</text:p>
          </table:table-cell>
          <table:table-cell table:formula="of:=[.C7]-[.F7]" office:value-type="float" office:value="0.048069824329297" calcext:value-type="float">
            <text:p>0.048069824329297</text:p>
          </table:table-cell>
          <table:table-cell/>
          <table:table-cell office:value-type="float" office:value="0.004109575524104" calcext:value-type="float">
            <text:p>0.004109575524104</text:p>
          </table:table-cell>
          <table:table-cell office:value-type="float" office:value="0.048069824329297" calcext:value-type="float">
            <text:p>0.0480698243292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29921" calcext:value-type="float">
            <text:p>-0.529921</text:p>
          </table:table-cell>
          <table:table-cell office:value-type="float" office:value="0.363792" calcext:value-type="float">
            <text:p>0.363792</text:p>
          </table:table-cell>
          <table:table-cell office:value-type="float" office:value="0.068833" calcext:value-type="float">
            <text:p>0.068833</text:p>
          </table:table-cell>
          <table:table-cell office:value-type="float" office:value="-0.539268394569523" calcext:value-type="float">
            <text:p>-0.539268394569523</text:p>
          </table:table-cell>
          <table:table-cell office:value-type="float" office:value="0.311884591750993" calcext:value-type="float">
            <text:p>0.311884591750993</text:p>
          </table:table-cell>
          <table:table-cell office:value-type="float" office:value="0.066514127621743" calcext:value-type="float">
            <text:p>0.066514127621743</text:p>
          </table:table-cell>
          <table:table-cell table:formula="of:=[.B8]-[.E8]" office:value-type="float" office:value="0.00934739456952305" calcext:value-type="float">
            <text:p>0.009347394569523</text:p>
          </table:table-cell>
          <table:table-cell table:formula="of:=[.C8]-[.F8]" office:value-type="float" office:value="0.051907408249007" calcext:value-type="float">
            <text:p>0.051907408249007</text:p>
          </table:table-cell>
          <table:table-cell table:formula="of:=[.D8]-[.G8]" office:value-type="float" office:value="0.00231887237825698" calcext:value-type="float">
            <text:p>0.002318872378257</text:p>
          </table:table-cell>
          <table:table-cell office:value-type="float" office:value="0.009347394569523" calcext:value-type="float">
            <text:p>0.009347394569523</text:p>
          </table:table-cell>
          <table:table-cell office:value-type="float" office:value="0.051907408249007" calcext:value-type="float">
            <text:p>0.051907408249007</text:p>
          </table:table-cell>
          <table:table-cell office:value-type="float" office:value="0.002318872378257" calcext:value-type="float">
            <text:p>0.0023188723782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419121" calcext:value-type="float">
            <text:p>-0.419121</text:p>
          </table:table-cell>
          <table:table-cell office:value-type="float" office:value="0.272352" calcext:value-type="float">
            <text:p>0.272352</text:p>
          </table:table-cell>
          <table:table-cell office:value-type="float" office:value="0.076886" calcext:value-type="float">
            <text:p>0.076886</text:p>
          </table:table-cell>
          <table:table-cell office:value-type="float" office:value="-0.42097045448818" calcext:value-type="float">
            <text:p>-0.42097045448818</text:p>
          </table:table-cell>
          <table:table-cell office:value-type="float" office:value="0.219365819748837" calcext:value-type="float">
            <text:p>0.219365819748837</text:p>
          </table:table-cell>
          <table:table-cell office:value-type="float" office:value="0.056423664463987" calcext:value-type="float">
            <text:p>0.056423664463987</text:p>
          </table:table-cell>
          <table:table-cell table:formula="of:=[.B9]-[.E9]" office:value-type="float" office:value="0.00184945448818002" calcext:value-type="float">
            <text:p>0.00184945448818</text:p>
          </table:table-cell>
          <table:table-cell table:formula="of:=[.C9]-[.F9]" office:value-type="float" office:value="0.052986180251163" calcext:value-type="float">
            <text:p>0.052986180251163</text:p>
          </table:table-cell>
          <table:table-cell table:formula="of:=[.D9]-[.G9]" office:value-type="float" office:value="0.020462335536013" calcext:value-type="float">
            <text:p>0.020462335536013</text:p>
          </table:table-cell>
          <table:table-cell office:value-type="float" office:value="0.00184945448818" calcext:value-type="float">
            <text:p>0.00184945448818</text:p>
          </table:table-cell>
          <table:table-cell office:value-type="float" office:value="0.052986180251163" calcext:value-type="float">
            <text:p>0.052986180251163</text:p>
          </table:table-cell>
          <table:table-cell office:value-type="float" office:value="0.020462335536013" calcext:value-type="float">
            <text:p>0.020462335536013</text:p>
          </table:table-cell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7"/>
          <table:table-cell table:formula="of:=AVERAGE([.H3:.H9])" office:value-type="float" office:value="-0.00548433987426925" calcext:value-type="float">
            <text:p>-0.005484339874269</text:p>
          </table:table-cell>
          <table:table-cell table:formula="of:=AVERAGE([.I3:.I9])" office:value-type="float" office:value="0.0358876173081457" calcext:value-type="float">
            <text:p>0.035887617308146</text:p>
          </table:table-cell>
          <table:table-cell table:formula="of:=AVERAGE([.J3:.J9])" office:value-type="float" office:value="0.011390603957135" calcext:value-type="float">
            <text:p>0.011390603957135</text:p>
          </table:table-cell>
          <table:table-cell table:formula="of:=AVERAGE([.K3:.K9])" office:value-type="float" office:value="0.00985760404049986" calcext:value-type="float">
            <text:p>0.0098576040405</text:p>
          </table:table-cell>
          <table:table-cell table:formula="of:=AVERAGE([.L3:.L9])" office:value-type="float" office:value="0.0358876173081457" calcext:value-type="float">
            <text:p>0.035887617308146</text:p>
          </table:table-cell>
          <table:table-cell table:formula="of:=AVERAGE([.M3:.M9])" office:value-type="float" office:value="0.011390603957135" calcext:value-type="float">
            <text:p>0.01139060395713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formula="of:=SQRT([.K23]*[.K23]+[.L23]*[.L23]+[.M23]*[.M23])" office:value-type="float" office:value="0.0389209364222329" calcext:value-type="float">
            <text:p>0.038920936422233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</table:table>
      <table:table table:name="Dec 7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Mocap</text:p>
          </table:table-cell>
          <table:table-cell table:style-name="ce1" table:number-columns-repeated="2"/>
          <table:table-cell table:style-name="ce2" office:value-type="string" calcext:value-type="string">
            <text:p>Drone</text:p>
          </table:table-cell>
          <table:table-cell table:style-name="ce2" table:number-columns-repeated="2"/>
          <table:table-cell table:style-name="ce4" office:value-type="string" calcext:value-type="string">
            <text:p>Error</text:p>
          </table:table-cell>
          <table:table-cell table:style-name="ce4" table:number-columns-repeated="2"/>
          <table:table-cell table:style-name="ce5" office:value-type="string" calcext:value-type="string">
            <text:p>Error ABS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850878" calcext:value-type="float">
            <text:p>-0.850878</text:p>
          </table:table-cell>
          <table:table-cell office:value-type="float" office:value="-0.193567" calcext:value-type="float">
            <text:p>-0.193567</text:p>
          </table:table-cell>
          <table:table-cell office:value-type="float" office:value="0.068438" calcext:value-type="float">
            <text:p>0.068438</text:p>
          </table:table-cell>
          <table:table-cell office:value-type="float" office:value="-0.838868468532128" calcext:value-type="float">
            <text:p>-0.838868468532128</text:p>
          </table:table-cell>
          <table:table-cell office:value-type="float" office:value="-0.187823511893393" calcext:value-type="float">
            <text:p>-0.187823511893393</text:p>
          </table:table-cell>
          <table:table-cell office:value-type="float" office:value="0.074638363052724" calcext:value-type="float">
            <text:p>0.074638363052724</text:p>
          </table:table-cell>
          <table:table-cell table:formula="of:=[.B3]-[.E3]" office:value-type="float" office:value="-0.0120095314678719" calcext:value-type="float">
            <text:p>-0.012009531467872</text:p>
          </table:table-cell>
          <table:table-cell table:formula="of:=[.C3]-[.F3]" office:value-type="float" office:value="-0.00574348810660696" calcext:value-type="float">
            <text:p>-0.005743488106607</text:p>
          </table:table-cell>
          <table:table-cell table:formula="of:=[.D3]-[.G3]" office:value-type="float" office:value="-0.00620036305272401" calcext:value-type="float">
            <text:p>-0.006200363052724</text:p>
          </table:table-cell>
          <table:table-cell table:formula="of:=ABS([.H3])" office:value-type="float" office:value="0.0120095314678719" calcext:value-type="float">
            <text:p>0.012009531467872</text:p>
          </table:table-cell>
          <table:table-cell table:formula="of:=ABS([.I3])" office:value-type="float" office:value="0.00574348810660696" calcext:value-type="float">
            <text:p>0.005743488106607</text:p>
          </table:table-cell>
          <table:table-cell table:formula="of:=ABS([.J3])" office:value-type="float" office:value="0.00620036305272401" calcext:value-type="float">
            <text:p>0.006200363052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749723" calcext:value-type="float">
            <text:p>-0.749723</text:p>
          </table:table-cell>
          <table:table-cell office:value-type="float" office:value="-0.164473" calcext:value-type="float">
            <text:p>-0.164473</text:p>
          </table:table-cell>
          <table:table-cell office:value-type="float" office:value="0.067365" calcext:value-type="float">
            <text:p>0.067365</text:p>
          </table:table-cell>
          <table:table-cell office:value-type="float" office:value="-0.723314137687246" calcext:value-type="float">
            <text:p>-0.723314137687246</text:p>
          </table:table-cell>
          <table:table-cell office:value-type="float" office:value="-0.154985663090322" calcext:value-type="float">
            <text:p>-0.154985663090322</text:p>
          </table:table-cell>
          <table:table-cell office:value-type="float" office:value="0.073719678697498" calcext:value-type="float">
            <text:p>0.073719678697498</text:p>
          </table:table-cell>
          <table:table-cell table:formula="of:=[.B4]-[.E4]" office:value-type="float" office:value="-0.0264088623127539" calcext:value-type="float">
            <text:p>-0.026408862312754</text:p>
          </table:table-cell>
          <table:table-cell table:formula="of:=[.C4]-[.F4]" office:value-type="float" office:value="-0.00948733690967796" calcext:value-type="float">
            <text:p>-0.009487336909678</text:p>
          </table:table-cell>
          <table:table-cell table:formula="of:=[.D4]-[.G4]" office:value-type="float" office:value="-0.00635467869749801" calcext:value-type="float">
            <text:p>-0.006354678697498</text:p>
          </table:table-cell>
          <table:table-cell table:formula="of:=ABS([.H4])" office:value-type="float" office:value="0.0264088623127539" calcext:value-type="float">
            <text:p>0.026408862312754</text:p>
          </table:table-cell>
          <table:table-cell table:formula="of:=ABS([.I4])" office:value-type="float" office:value="0.00948733690967796" calcext:value-type="float">
            <text:p>0.009487336909678</text:p>
          </table:table-cell>
          <table:table-cell table:formula="of:=ABS([.J4])" office:value-type="float" office:value="0.00635467869749801" calcext:value-type="float">
            <text:p>0.0063546786974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863198" calcext:value-type="float">
            <text:p>-0.863198</text:p>
          </table:table-cell>
          <table:table-cell office:value-type="float" office:value="-0.099321" calcext:value-type="float">
            <text:p>-0.099321</text:p>
          </table:table-cell>
          <table:table-cell office:value-type="float" office:value="0.069265" calcext:value-type="float">
            <text:p>0.069265</text:p>
          </table:table-cell>
          <table:table-cell office:value-type="float" office:value="-0.851123862324447" calcext:value-type="float">
            <text:p>-0.851123862324447</text:p>
          </table:table-cell>
          <table:table-cell office:value-type="float" office:value="-0.099705095433007" calcext:value-type="float">
            <text:p>-0.099705095433007</text:p>
          </table:table-cell>
          <table:table-cell office:value-type="float" office:value="0.074920811104403" calcext:value-type="float">
            <text:p>0.074920811104403</text:p>
          </table:table-cell>
          <table:table-cell table:formula="of:=[.B5]-[.E5]" office:value-type="float" office:value="-0.0120741376755529" calcext:value-type="float">
            <text:p>-0.012074137675553</text:p>
          </table:table-cell>
          <table:table-cell table:formula="of:=[.C5]-[.F5]" office:value-type="float" office:value="0.00038409543300702" calcext:value-type="float">
            <text:p>0.000384095433007</text:p>
          </table:table-cell>
          <table:table-cell table:formula="of:=[.D5]-[.G5]" office:value-type="float" office:value="-0.00565581110440301" calcext:value-type="float">
            <text:p>-0.005655811104403</text:p>
          </table:table-cell>
          <table:table-cell table:formula="of:=ABS([.H5])" office:value-type="float" office:value="0.0120741376755529" calcext:value-type="float">
            <text:p>0.012074137675553</text:p>
          </table:table-cell>
          <table:table-cell table:formula="of:=ABS([.I5])" office:value-type="float" office:value="0.00038409543300702" calcext:value-type="float">
            <text:p>0.000384095433007</text:p>
          </table:table-cell>
          <table:table-cell table:formula="of:=ABS([.J5])" office:value-type="float" office:value="0.00565581110440301" calcext:value-type="float">
            <text:p>0.0056558111044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869571" calcext:value-type="float">
            <text:p>-0.869571</text:p>
          </table:table-cell>
          <table:table-cell office:value-type="float" office:value="-0.140247" calcext:value-type="float">
            <text:p>-0.140247</text:p>
          </table:table-cell>
          <table:table-cell office:value-type="float" office:value="0.067944" calcext:value-type="float">
            <text:p>0.067944</text:p>
          </table:table-cell>
          <table:table-cell office:value-type="float" office:value="-0.853931690850544" calcext:value-type="float">
            <text:p>-0.853931690850544</text:p>
          </table:table-cell>
          <table:table-cell office:value-type="float" office:value="-0.137606811730834" calcext:value-type="float">
            <text:p>-0.137606811730834</text:p>
          </table:table-cell>
          <table:table-cell office:value-type="float" office:value="0.070940293966685" calcext:value-type="float">
            <text:p>0.070940293966685</text:p>
          </table:table-cell>
          <table:table-cell table:formula="of:=[.B6]-[.E6]" office:value-type="float" office:value="-0.0156393091494559" calcext:value-type="float">
            <text:p>-0.015639309149456</text:p>
          </table:table-cell>
          <table:table-cell table:formula="of:=[.C6]-[.F6]" office:value-type="float" office:value="-0.00264018826916598" calcext:value-type="float">
            <text:p>-0.002640188269166</text:p>
          </table:table-cell>
          <table:table-cell table:formula="of:=[.D6]-[.G6]" office:value-type="float" office:value="-0.00299629396668502" calcext:value-type="float">
            <text:p>-0.002996293966685</text:p>
          </table:table-cell>
          <table:table-cell table:formula="of:=ABS([.H6])" office:value-type="float" office:value="0.0156393091494559" calcext:value-type="float">
            <text:p>0.015639309149456</text:p>
          </table:table-cell>
          <table:table-cell table:formula="of:=ABS([.I6])" office:value-type="float" office:value="0.00264018826916598" calcext:value-type="float">
            <text:p>0.002640188269166</text:p>
          </table:table-cell>
          <table:table-cell table:formula="of:=ABS([.J6])" office:value-type="float" office:value="0.00299629396668502" calcext:value-type="float">
            <text:p>0.0029962939666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839864" calcext:value-type="float">
            <text:p>-0.839864</text:p>
          </table:table-cell>
          <table:table-cell office:value-type="float" office:value="-0.253887" calcext:value-type="float">
            <text:p>-0.253887</text:p>
          </table:table-cell>
          <table:table-cell office:value-type="float" office:value="0.066893" calcext:value-type="float">
            <text:p>0.066893</text:p>
          </table:table-cell>
          <table:table-cell office:value-type="float" office:value="-0.825772958324505" calcext:value-type="float">
            <text:p>-0.825772958324505</text:p>
          </table:table-cell>
          <table:table-cell office:value-type="float" office:value="-0.253310312206115" calcext:value-type="float">
            <text:p>-0.253310312206115</text:p>
          </table:table-cell>
          <table:table-cell office:value-type="float" office:value="0.070736345093651" calcext:value-type="float">
            <text:p>0.070736345093651</text:p>
          </table:table-cell>
          <table:table-cell table:formula="of:=[.B7]-[.E7]" office:value-type="float" office:value="-0.0140910416754949" calcext:value-type="float">
            <text:p>-0.014091041675495</text:p>
          </table:table-cell>
          <table:table-cell table:formula="of:=[.C7]-[.F7]" office:value-type="float" office:value="-0.000576687793884978" calcext:value-type="float">
            <text:p>-0.000576687793885</text:p>
          </table:table-cell>
          <table:table-cell table:formula="of:=[.D7]-[.G7]" office:value-type="float" office:value="-0.00384334509365102" calcext:value-type="float">
            <text:p>-0.003843345093651</text:p>
          </table:table-cell>
          <table:table-cell table:formula="of:=ABS([.H7])" office:value-type="float" office:value="0.0140910416754949" calcext:value-type="float">
            <text:p>0.014091041675495</text:p>
          </table:table-cell>
          <table:table-cell table:formula="of:=ABS([.I7])" office:value-type="float" office:value="0.000576687793884978" calcext:value-type="float">
            <text:p>0.000576687793885</text:p>
          </table:table-cell>
          <table:table-cell table:formula="of:=ABS([.J7])" office:value-type="float" office:value="0.00384334509365102" calcext:value-type="float">
            <text:p>0.003843345093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744091" calcext:value-type="float">
            <text:p>-0.744091</text:p>
          </table:table-cell>
          <table:table-cell office:value-type="float" office:value="-0.223731" calcext:value-type="float">
            <text:p>-0.223731</text:p>
          </table:table-cell>
          <table:table-cell office:value-type="float" office:value="0.066819" calcext:value-type="float">
            <text:p>0.066819</text:p>
          </table:table-cell>
          <table:table-cell office:value-type="float" office:value="-0.720420161888923" calcext:value-type="float">
            <text:p>-0.720420161888923</text:p>
          </table:table-cell>
          <table:table-cell office:value-type="float" office:value="-0.226462149993833" calcext:value-type="float">
            <text:p>-0.226462149993833</text:p>
          </table:table-cell>
          <table:table-cell office:value-type="float" office:value="0.070962756567045" calcext:value-type="float">
            <text:p>0.070962756567045</text:p>
          </table:table-cell>
          <table:table-cell table:formula="of:=[.B8]-[.E8]" office:value-type="float" office:value="-0.0236708381110768" calcext:value-type="float">
            <text:p>-0.023670838111077</text:p>
          </table:table-cell>
          <table:table-cell table:formula="of:=[.C8]-[.F8]" office:value-type="float" office:value="0.00273114999383303" calcext:value-type="float">
            <text:p>0.002731149993833</text:p>
          </table:table-cell>
          <table:table-cell table:formula="of:=[.D8]-[.G8]" office:value-type="float" office:value="-0.00414375656704501" calcext:value-type="float">
            <text:p>-0.004143756567045</text:p>
          </table:table-cell>
          <table:table-cell table:formula="of:=ABS([.H8])" office:value-type="float" office:value="0.0236708381110768" calcext:value-type="float">
            <text:p>0.023670838111077</text:p>
          </table:table-cell>
          <table:table-cell table:formula="of:=ABS([.I8])" office:value-type="float" office:value="0.00273114999383303" calcext:value-type="float">
            <text:p>0.002731149993833</text:p>
          </table:table-cell>
          <table:table-cell table:formula="of:=ABS([.J8])" office:value-type="float" office:value="0.00414375656704501" calcext:value-type="float">
            <text:p>0.0041437565670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10688" calcext:value-type="float">
            <text:p>-0.810688</text:p>
          </table:table-cell>
          <table:table-cell office:value-type="float" office:value="-0.244239" calcext:value-type="float">
            <text:p>-0.244239</text:p>
          </table:table-cell>
          <table:table-cell office:value-type="float" office:value="0.064288" calcext:value-type="float">
            <text:p>0.064288</text:p>
          </table:table-cell>
          <table:table-cell office:value-type="float" office:value="-0.789328635920077" calcext:value-type="float">
            <text:p>-0.789328635920077</text:p>
          </table:table-cell>
          <table:table-cell office:value-type="float" office:value="-0.245896967270134" calcext:value-type="float">
            <text:p>-0.245896967270134</text:p>
          </table:table-cell>
          <table:table-cell office:value-type="float" office:value="0.071432020013038" calcext:value-type="float">
            <text:p>0.071432020013038</text:p>
          </table:table-cell>
          <table:table-cell table:formula="of:=[.B9]-[.E9]" office:value-type="float" office:value="-0.0213593640799229" calcext:value-type="float">
            <text:p>-0.021359364079923</text:p>
          </table:table-cell>
          <table:table-cell table:formula="of:=[.C9]-[.F9]" office:value-type="float" office:value="0.00165796727013404" calcext:value-type="float">
            <text:p>0.001657967270134</text:p>
          </table:table-cell>
          <table:table-cell table:formula="of:=[.D9]-[.G9]" office:value-type="float" office:value="-0.007144020013038" calcext:value-type="float">
            <text:p>-0.007144020013038</text:p>
          </table:table-cell>
          <table:table-cell table:formula="of:=ABS([.H9])" office:value-type="float" office:value="0.0213593640799229" calcext:value-type="float">
            <text:p>0.021359364079923</text:p>
          </table:table-cell>
          <table:table-cell table:formula="of:=ABS([.I9])" office:value-type="float" office:value="0.00165796727013404" calcext:value-type="float">
            <text:p>0.001657967270134</text:p>
          </table:table-cell>
          <table:table-cell table:formula="of:=ABS([.J9])" office:value-type="float" office:value="0.007144020013038" calcext:value-type="float">
            <text:p>0.0071440200130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907177" calcext:value-type="float">
            <text:p>-0.907177</text:p>
          </table:table-cell>
          <table:table-cell office:value-type="float" office:value="-0.182282" calcext:value-type="float">
            <text:p>-0.182282</text:p>
          </table:table-cell>
          <table:table-cell office:value-type="float" office:value="0.060937" calcext:value-type="float">
            <text:p>0.060937</text:p>
          </table:table-cell>
          <table:table-cell office:value-type="float" office:value="-0.891890058106181" calcext:value-type="float">
            <text:p>-0.891890058106181</text:p>
          </table:table-cell>
          <table:table-cell office:value-type="float" office:value="-0.177254048942013" calcext:value-type="float">
            <text:p>-0.177254048942013</text:p>
          </table:table-cell>
          <table:table-cell office:value-type="float" office:value="0.075407460056319" calcext:value-type="float">
            <text:p>0.075407460056319</text:p>
          </table:table-cell>
          <table:table-cell table:formula="of:=[.B10]-[.E10]" office:value-type="float" office:value="-0.015286941893819" calcext:value-type="float">
            <text:p>-0.015286941893819</text:p>
          </table:table-cell>
          <table:table-cell table:formula="of:=[.C10]-[.F10]" office:value-type="float" office:value="-0.00502795105798698" calcext:value-type="float">
            <text:p>-0.005027951057987</text:p>
          </table:table-cell>
          <table:table-cell table:formula="of:=[.D10]-[.G10]" office:value-type="float" office:value="-0.014470460056319" calcext:value-type="float">
            <text:p>-0.014470460056319</text:p>
          </table:table-cell>
          <table:table-cell table:formula="of:=ABS([.H10])" office:value-type="float" office:value="0.015286941893819" calcext:value-type="float">
            <text:p>0.015286941893819</text:p>
          </table:table-cell>
          <table:table-cell table:formula="of:=ABS([.I10])" office:value-type="float" office:value="0.00502795105798698" calcext:value-type="float">
            <text:p>0.005027951057987</text:p>
          </table:table-cell>
          <table:table-cell table:formula="of:=ABS([.J10])" office:value-type="float" office:value="0.014470460056319" calcext:value-type="float">
            <text:p>0.014470460056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965981" calcext:value-type="float">
            <text:p>-0.965981</text:p>
          </table:table-cell>
          <table:table-cell office:value-type="float" office:value="-0.306096" calcext:value-type="float">
            <text:p>-0.306096</text:p>
          </table:table-cell>
          <table:table-cell office:value-type="float" office:value="0.060896" calcext:value-type="float">
            <text:p>0.060896</text:p>
          </table:table-cell>
          <table:table-cell office:value-type="float" office:value="-0.952470302287924" calcext:value-type="float">
            <text:p>-0.952470302287924</text:p>
          </table:table-cell>
          <table:table-cell office:value-type="float" office:value="-0.308384192244052" calcext:value-type="float">
            <text:p>-0.308384192244052</text:p>
          </table:table-cell>
          <table:table-cell office:value-type="float" office:value="0.07765451199286" calcext:value-type="float">
            <text:p>0.07765451199286</text:p>
          </table:table-cell>
          <table:table-cell table:formula="of:=[.B11]-[.E11]" office:value-type="float" office:value="-0.0135106977120759" calcext:value-type="float">
            <text:p>-0.013510697712076</text:p>
          </table:table-cell>
          <table:table-cell table:formula="of:=[.C11]-[.F11]" office:value-type="float" office:value="0.00228819224405202" calcext:value-type="float">
            <text:p>0.002288192244052</text:p>
          </table:table-cell>
          <table:table-cell table:formula="of:=[.D11]-[.G11]" office:value-type="float" office:value="-0.01675851199286" calcext:value-type="float">
            <text:p>-0.01675851199286</text:p>
          </table:table-cell>
          <table:table-cell table:formula="of:=ABS([.H11])" office:value-type="float" office:value="0.0135106977120759" calcext:value-type="float">
            <text:p>0.013510697712076</text:p>
          </table:table-cell>
          <table:table-cell table:formula="of:=ABS([.I11])" office:value-type="float" office:value="0.00228819224405202" calcext:value-type="float">
            <text:p>0.002288192244052</text:p>
          </table:table-cell>
          <table:table-cell table:formula="of:=ABS([.J11])" office:value-type="float" office:value="0.01675851199286" calcext:value-type="float">
            <text:p>0.016758511992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86288" calcext:value-type="float">
            <text:p>-0.86288</text:p>
          </table:table-cell>
          <table:table-cell office:value-type="float" office:value="-0.182086" calcext:value-type="float">
            <text:p>-0.182086</text:p>
          </table:table-cell>
          <table:table-cell office:value-type="float" office:value="0.24946" calcext:value-type="float">
            <text:p>0.24946</text:p>
          </table:table-cell>
          <table:table-cell office:value-type="float" office:value="-0.842597782300695" calcext:value-type="float">
            <text:p>-0.842597782300695</text:p>
          </table:table-cell>
          <table:table-cell office:value-type="float" office:value="-0.178062545384623" calcext:value-type="float">
            <text:p>-0.178062545384623</text:p>
          </table:table-cell>
          <table:table-cell office:value-type="float" office:value="0.262262536868899" calcext:value-type="float">
            <text:p>0.262262536868899</text:p>
          </table:table-cell>
          <table:table-cell table:formula="of:=[.B12]-[.E12]" office:value-type="float" office:value="-0.020282217699305" calcext:value-type="float">
            <text:p>-0.020282217699305</text:p>
          </table:table-cell>
          <table:table-cell table:formula="of:=[.C12]-[.F12]" office:value-type="float" office:value="-0.00402345461537698" calcext:value-type="float">
            <text:p>-0.004023454615377</text:p>
          </table:table-cell>
          <table:table-cell table:formula="of:=[.D12]-[.G12]" office:value-type="float" office:value="-0.012802536868899" calcext:value-type="float">
            <text:p>-0.012802536868899</text:p>
          </table:table-cell>
          <table:table-cell table:formula="of:=ABS([.H12])" office:value-type="float" office:value="0.020282217699305" calcext:value-type="float">
            <text:p>0.020282217699305</text:p>
          </table:table-cell>
          <table:table-cell table:formula="of:=ABS([.I12])" office:value-type="float" office:value="0.00402345461537698" calcext:value-type="float">
            <text:p>0.004023454615377</text:p>
          </table:table-cell>
          <table:table-cell table:formula="of:=ABS([.J12])" office:value-type="float" office:value="0.012802536868899" calcext:value-type="float">
            <text:p>0.0128025368688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696614" calcext:value-type="float">
            <text:p>-0.696614</text:p>
          </table:table-cell>
          <table:table-cell office:value-type="float" office:value="-0.255053" calcext:value-type="float">
            <text:p>-0.255053</text:p>
          </table:table-cell>
          <table:table-cell office:value-type="float" office:value="0.246564" calcext:value-type="float">
            <text:p>0.246564</text:p>
          </table:table-cell>
          <table:table-cell office:value-type="float" office:value="-0.683465281829553" calcext:value-type="float">
            <text:p>-0.683465281829553</text:p>
          </table:table-cell>
          <table:table-cell office:value-type="float" office:value="-0.233715553277371" calcext:value-type="float">
            <text:p>-0.233715553277371</text:p>
          </table:table-cell>
          <table:table-cell office:value-type="float" office:value="0.265030554629049" calcext:value-type="float">
            <text:p>0.265030554629049</text:p>
          </table:table-cell>
          <table:table-cell table:formula="of:=[.B13]-[.E13]" office:value-type="float" office:value="-0.0131487181704469" calcext:value-type="float">
            <text:p>-0.013148718170447</text:p>
          </table:table-cell>
          <table:table-cell table:formula="of:=[.C13]-[.F13]" office:value-type="float" office:value="-0.021337446722629" calcext:value-type="float">
            <text:p>-0.021337446722629</text:p>
          </table:table-cell>
          <table:table-cell table:formula="of:=[.D13]-[.G13]" office:value-type="float" office:value="-0.018466554629049" calcext:value-type="float">
            <text:p>-0.018466554629049</text:p>
          </table:table-cell>
          <table:table-cell table:formula="of:=ABS([.H13])" office:value-type="float" office:value="0.0131487181704469" calcext:value-type="float">
            <text:p>0.013148718170447</text:p>
          </table:table-cell>
          <table:table-cell table:formula="of:=ABS([.I13])" office:value-type="float" office:value="0.021337446722629" calcext:value-type="float">
            <text:p>0.021337446722629</text:p>
          </table:table-cell>
          <table:table-cell table:formula="of:=ABS([.J13])" office:value-type="float" office:value="0.018466554629049" calcext:value-type="float">
            <text:p>0.0184665546290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962552" calcext:value-type="float">
            <text:p>-0.962552</text:p>
          </table:table-cell>
          <table:table-cell office:value-type="float" office:value="-0.207649" calcext:value-type="float">
            <text:p>-0.207649</text:p>
          </table:table-cell>
          <table:table-cell office:value-type="float" office:value="0.248079" calcext:value-type="float">
            <text:p>0.248079</text:p>
          </table:table-cell>
          <table:table-cell office:value-type="float" office:value="-0.942185274665931" calcext:value-type="float">
            <text:p>-0.942185274665931</text:p>
          </table:table-cell>
          <table:table-cell office:value-type="float" office:value="-0.204824539648826" calcext:value-type="float">
            <text:p>-0.204824539648826</text:p>
          </table:table-cell>
          <table:table-cell office:value-type="float" office:value="0.264016642598796" calcext:value-type="float">
            <text:p>0.264016642598796</text:p>
          </table:table-cell>
          <table:table-cell table:formula="of:=[.B14]-[.E14]" office:value-type="float" office:value="-0.0203667253340689" calcext:value-type="float">
            <text:p>-0.020366725334069</text:p>
          </table:table-cell>
          <table:table-cell table:formula="of:=[.C14]-[.F14]" office:value-type="float" office:value="-0.00282446035117398" calcext:value-type="float">
            <text:p>-0.002824460351174</text:p>
          </table:table-cell>
          <table:table-cell table:formula="of:=[.D14]-[.G14]" office:value-type="float" office:value="-0.015937642598796" calcext:value-type="float">
            <text:p>-0.015937642598796</text:p>
          </table:table-cell>
          <table:table-cell table:formula="of:=ABS([.H14])" office:value-type="float" office:value="0.0203667253340689" calcext:value-type="float">
            <text:p>0.020366725334069</text:p>
          </table:table-cell>
          <table:table-cell table:formula="of:=ABS([.I14])" office:value-type="float" office:value="0.00282446035117398" calcext:value-type="float">
            <text:p>0.002824460351174</text:p>
          </table:table-cell>
          <table:table-cell table:formula="of:=ABS([.J14])" office:value-type="float" office:value="0.015937642598796" calcext:value-type="float">
            <text:p>0.015937642598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878699" calcext:value-type="float">
            <text:p>-0.878699</text:p>
          </table:table-cell>
          <table:table-cell office:value-type="float" office:value="-0.165545" calcext:value-type="float">
            <text:p>-0.165545</text:p>
          </table:table-cell>
          <table:table-cell office:value-type="float" office:value="0.310808" calcext:value-type="float">
            <text:p>0.310808</text:p>
          </table:table-cell>
          <table:table-cell office:value-type="float" office:value="-0.850109498752239" calcext:value-type="float">
            <text:p>-0.850109498752239</text:p>
          </table:table-cell>
          <table:table-cell office:value-type="float" office:value="-0.158337397352068" calcext:value-type="float">
            <text:p>-0.158337397352068</text:p>
          </table:table-cell>
          <table:table-cell office:value-type="float" office:value="0.337766969764258" calcext:value-type="float">
            <text:p>0.337766969764258</text:p>
          </table:table-cell>
          <table:table-cell table:formula="of:=[.B15]-[.E15]" office:value-type="float" office:value="-0.0285895012477609" calcext:value-type="float">
            <text:p>-0.028589501247761</text:p>
          </table:table-cell>
          <table:table-cell table:formula="of:=[.C15]-[.F15]" office:value-type="float" office:value="-0.00720760264793199" calcext:value-type="float">
            <text:p>-0.007207602647932</text:p>
          </table:table-cell>
          <table:table-cell table:formula="of:=[.D15]-[.G15]" office:value-type="float" office:value="-0.026958969764258" calcext:value-type="float">
            <text:p>-0.026958969764258</text:p>
          </table:table-cell>
          <table:table-cell table:formula="of:=ABS([.H15])" office:value-type="float" office:value="0.0285895012477609" calcext:value-type="float">
            <text:p>0.028589501247761</text:p>
          </table:table-cell>
          <table:table-cell table:formula="of:=ABS([.I15])" office:value-type="float" office:value="0.00720760264793199" calcext:value-type="float">
            <text:p>0.007207602647932</text:p>
          </table:table-cell>
          <table:table-cell table:formula="of:=ABS([.J15])" office:value-type="float" office:value="0.026958969764258" calcext:value-type="float">
            <text:p>0.0269589697642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813404" calcext:value-type="float">
            <text:p>-0.813404</text:p>
          </table:table-cell>
          <table:table-cell office:value-type="float" office:value="-0.261143" calcext:value-type="float">
            <text:p>-0.261143</text:p>
          </table:table-cell>
          <table:table-cell office:value-type="float" office:value="0.31555" calcext:value-type="float">
            <text:p>0.31555</text:p>
          </table:table-cell>
          <table:table-cell office:value-type="float" office:value="-0.784192825627779" calcext:value-type="float">
            <text:p>-0.784192825627779</text:p>
          </table:table-cell>
          <table:table-cell office:value-type="float" office:value="-0.260773330220634" calcext:value-type="float">
            <text:p>-0.260773330220634</text:p>
          </table:table-cell>
          <table:table-cell office:value-type="float" office:value="0.340318541549871" calcext:value-type="float">
            <text:p>0.340318541549871</text:p>
          </table:table-cell>
          <table:table-cell table:formula="of:=[.B16]-[.E16]" office:value-type="float" office:value="-0.029211174372221" calcext:value-type="float">
            <text:p>-0.029211174372221</text:p>
          </table:table-cell>
          <table:table-cell table:formula="of:=[.C16]-[.F16]" office:value-type="float" office:value="-0.000369669779365978" calcext:value-type="float">
            <text:p>-0.000369669779366</text:p>
          </table:table-cell>
          <table:table-cell table:formula="of:=[.D16]-[.G16]" office:value-type="float" office:value="-0.024768541549871" calcext:value-type="float">
            <text:p>-0.024768541549871</text:p>
          </table:table-cell>
          <table:table-cell table:formula="of:=ABS([.H16])" office:value-type="float" office:value="0.029211174372221" calcext:value-type="float">
            <text:p>0.029211174372221</text:p>
          </table:table-cell>
          <table:table-cell table:formula="of:=ABS([.I16])" office:value-type="float" office:value="0.000369669779365978" calcext:value-type="float">
            <text:p>0.000369669779366</text:p>
          </table:table-cell>
          <table:table-cell table:formula="of:=ABS([.J16])" office:value-type="float" office:value="0.024768541549871" calcext:value-type="float">
            <text:p>0.0247685415498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964559" calcext:value-type="float">
            <text:p>-0.964559</text:p>
          </table:table-cell>
          <table:table-cell office:value-type="float" office:value="-0.21686" calcext:value-type="float">
            <text:p>-0.21686</text:p>
          </table:table-cell>
          <table:table-cell office:value-type="float" office:value="0.310526" calcext:value-type="float">
            <text:p>0.310526</text:p>
          </table:table-cell>
          <table:table-cell office:value-type="float" office:value="-0.941850051090135" calcext:value-type="float">
            <text:p>-0.941850051090135</text:p>
          </table:table-cell>
          <table:table-cell office:value-type="float" office:value="-0.205742523746925" calcext:value-type="float">
            <text:p>-0.205742523746925</text:p>
          </table:table-cell>
          <table:table-cell office:value-type="float" office:value="0.339940935697301" calcext:value-type="float">
            <text:p>0.339940935697301</text:p>
          </table:table-cell>
          <table:table-cell table:formula="of:=[.B17]-[.E17]" office:value-type="float" office:value="-0.0227089489098649" calcext:value-type="float">
            <text:p>-0.022708948909865</text:p>
          </table:table-cell>
          <table:table-cell table:formula="of:=[.C17]-[.F17]" office:value-type="float" office:value="-0.011117476253075" calcext:value-type="float">
            <text:p>-0.011117476253075</text:p>
          </table:table-cell>
          <table:table-cell table:formula="of:=[.D17]-[.G17]" office:value-type="float" office:value="-0.0294149356973011" calcext:value-type="float">
            <text:p>-0.029414935697301</text:p>
          </table:table-cell>
          <table:table-cell table:formula="of:=ABS([.H17])" office:value-type="float" office:value="0.0227089489098649" calcext:value-type="float">
            <text:p>0.022708948909865</text:p>
          </table:table-cell>
          <table:table-cell table:formula="of:=ABS([.I17])" office:value-type="float" office:value="0.011117476253075" calcext:value-type="float">
            <text:p>0.011117476253075</text:p>
          </table:table-cell>
          <table:table-cell table:formula="of:=ABS([.J17])" office:value-type="float" office:value="0.0294149356973011" calcext:value-type="float">
            <text:p>0.029414935697301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table:formula="of:=AVERAGE([.K3:.K17])" office:value-type="float" office:value="0.0192238673207794" calcext:value-type="float">
            <text:p>0.01922386732078</text:p>
          </table:table-cell>
          <table:table-cell table:formula="of:=AVERAGE([.L3:.L17])" office:value-type="float" office:value="0.00516114449652679" calcext:value-type="float">
            <text:p>0.005161144496527</text:p>
          </table:table-cell>
          <table:table-cell table:formula="of:=AVERAGE([.M3:.M17])" office:value-type="float" office:value="0.0130610947768265" calcext:value-type="float">
            <text:p>0.01306109477682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n cm</text:p>
          </table:table-cell>
          <table:table-cell table:formula="of:=[.K24]*10" office:value-type="float" office:value="0.192238673207794" calcext:value-type="float">
            <text:p>0.192238673207794</text:p>
          </table:table-cell>
          <table:table-cell table:formula="of:=[.L24]*10" office:value-type="float" office:value="0.0516114449652679" calcext:value-type="float">
            <text:p>0.051611444965268</text:p>
          </table:table-cell>
          <table:table-cell table:formula="of:=[.M24]*10" office:value-type="float" office:value="0.130610947768265" calcext:value-type="float">
            <text:p>0.13061094776826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planar error</text:p>
          </table:table-cell>
          <table:table-cell table:formula="of:=SQRT([.K25]*[.K25]+[.L25]*[.L25])" office:value-type="float" office:value="0.199046348190807" calcext:value-type="float">
            <text:p>0.1990463481908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5T15:32:05.670442241</meta:creation-date>
    <dc:date>2023-12-07T14:01:36.615532979</dc:date>
    <meta:editing-duration>PT1H35M25S</meta:editing-duration>
    <meta:editing-cycles>10</meta:editing-cycles>
    <meta:generator>LibreOffice/6.4.7.2$Linux_X86_64 LibreOffice_project/40$Build-2</meta:generator>
    <meta:document-statistic meta:table-count="2" meta:cell-count="319" meta:object-count="0"/>
  </office:meta>
</office:document-meta>
</file>